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71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1.6209in"/>
    </style:style>
    <style:style style:name="co43" style:family="table-column">
      <style:table-column-properties fo:break-before="auto" style:column-width="0.5917in"/>
    </style:style>
    <style:style style:name="co44" style:family="table-column">
      <style:table-column-properties fo:break-before="auto" style:column-width="0.5827in"/>
    </style:style>
    <style:style style:name="co45" style:family="table-column">
      <style:table-column-properties fo:break-before="auto" style:column-width="0.7299in"/>
    </style:style>
    <style:style style:name="co46" style:family="table-column">
      <style:table-column-properties fo:break-before="auto" style:column-width="0.7201in"/>
    </style:style>
    <style:style style:name="co47" style:family="table-column">
      <style:table-column-properties fo:break-before="auto" style:column-width="0.6173in"/>
    </style:style>
    <style:style style:name="co56" style:family="table-column">
      <style:table-column-properties fo:break-before="auto" style:column-width="0.7165in"/>
    </style:style>
    <style:style style:name="co57" style:family="table-column">
      <style:table-column-properties fo:break-before="auto" style:column-width="0.6535in"/>
    </style:style>
    <style:style style:name="co58" style:family="table-column">
      <style:table-column-properties fo:break-before="auto" style:column-width="0.5146in"/>
    </style:style>
    <style:style style:name="co59" style:family="table-column">
      <style:table-column-properties fo:break-before="auto" style:column-width="0.4744in"/>
    </style:style>
    <style:style style:name="co60" style:family="table-column">
      <style:table-column-properties fo:break-before="auto" style:column-width="0.5063in"/>
    </style:style>
    <style:style style:name="co61" style:family="table-column">
      <style:table-column-properties fo:break-before="auto" style:column-width="0.5134in"/>
    </style:style>
    <style:style style:name="co62" style:family="table-column">
      <style:table-column-properties fo:break-before="auto" style:column-width="0.3165in"/>
    </style:style>
    <style:style style:name="co63" style:family="table-column">
      <style:table-column-properties fo:break-before="auto" style:column-width="0.6638in"/>
    </style:style>
    <style:style style:name="co64" style:family="table-column">
      <style:table-column-properties fo:break-before="auto" style:column-width="0.622in"/>
    </style:style>
    <style:style style:name="co65" style:family="table-column">
      <style:table-column-properties fo:break-before="auto" style:column-width="0.4638in"/>
    </style:style>
    <style:style style:name="co66" style:family="table-column">
      <style:table-column-properties fo:break-before="auto" style:column-width="0.4256in"/>
    </style:style>
    <style:style style:name="co67" style:family="table-column">
      <style:table-column-properties fo:break-before="auto" style:column-width="0.6118in"/>
    </style:style>
    <style:style style:name="co68" style:family="table-column">
      <style:table-column-properties fo:break-before="auto" style:column-width="0.8189in"/>
    </style:style>
    <style:style style:name="co69" style:family="table-column">
      <style:table-column-properties fo:break-before="auto" style:column-width="0.7693in"/>
    </style:style>
    <style:style style:name="co70" style:family="table-column">
      <style:table-column-properties fo:break-before="auto" style:column-width="0.5457in"/>
    </style:style>
    <style:style style:name="co72" style:family="table-column">
      <style:table-column-properties fo:break-before="auto" style:column-width="0.5165in"/>
    </style:style>
    <style:style style:name="co73" style:family="table-column">
      <style:table-column-properties fo:break-before="auto" style:column-width="0.7591in"/>
    </style:style>
    <style:style style:name="co74" style:family="table-column">
      <style:table-column-properties fo:break-before="auto" style:column-width="0.5374in"/>
    </style:style>
    <style:style style:name="co75" style:family="table-column">
      <style:table-column-properties fo:break-before="auto" style:column-width="0.3819in"/>
    </style:style>
    <style:style style:name="co76" style:family="table-column">
      <style:table-column-properties fo:break-before="auto" style:column-width="1.7508in"/>
    </style:style>
    <style:style style:name="co77" style:family="table-column">
      <style:table-column-properties fo:break-before="auto" style:column-width="1.3008in"/>
    </style:style>
    <style:style style:name="co78" style:family="table-column">
      <style:table-column-properties fo:break-before="auto" style:column-width="0.5055in"/>
    </style:style>
    <style:style style:name="co79" style:family="table-column">
      <style:table-column-properties fo:break-before="auto" style:column-width="0.7209in"/>
    </style:style>
    <style:style style:name="co80" style:family="table-column">
      <style:table-column-properties fo:break-before="auto" style:column-width="0.6744in"/>
    </style:style>
    <style:style style:name="co81" style:family="table-column">
      <style:table-column-properties fo:break-before="auto" style:column-width="0.9in"/>
    </style:style>
    <style:style style:name="co82" style:family="table-column">
      <style:table-column-properties fo:break-before="auto" style:column-width="1.2016in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835in" fo:break-before="auto" style:use-optimal-row-height="tru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25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9pt" fo:font-style="normal"/>
    </style:style>
    <style:style style:name="ce1228" style:family="table-cell" style:parent-style-name="Default">
      <style:text-properties style:font-name="DejaVu Serif" fo:font-size="9pt"/>
    </style:style>
    <style:style style:name="ce122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3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wrap-option="wrap"/>
      <style:text-properties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0" style:family="table-cell" style:parent-style-name="Default">
      <style:text-properties style:font-name="DejaVu Serif" fo:font-size="9pt" fo:font-style="normal" fo:font-weight="bold"/>
    </style:style>
    <style:style style:name="ce666" style:family="table-cell" style:parent-style-name="Default">
      <style:table-cell-properties fo:wrap-option="wrap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1241" style:family="table-cell" style:parent-style-name="Default" style:data-style-name="N100">
      <style:table-cell-properties fo:wrap-option="wrap"/>
      <style:text-properties fo:font-weight="bold"/>
    </style:style>
    <style:style style:name="ce124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3" style:family="table-cell" style:parent-style-name="Default" style:data-style-name="N100">
      <style:text-properties fo:font-weight="normal" style:font-weight-asian="normal" style:font-weight-complex="normal"/>
    </style:style>
    <style:style style:name="ce1244" style:family="table-cell" style:parent-style-name="Default" style:data-style-name="N100">
      <style:text-properties fo:font-weight="bold"/>
    </style:style>
    <style:style style:name="ce1245" style:family="table-cell" style:parent-style-name="Default" style:data-style-name="N100">
      <style:text-properties fo:font-weight="bold" style:font-weight-asian="bold" style:font-weight-complex="bold"/>
    </style:style>
    <style:style style:name="ce1246" style:family="table-cell" style:parent-style-name="Default" style:data-style-name="N100">
      <style:text-properties fo:font-weight="normal"/>
    </style:style>
    <style:style style:name="ce124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8" style:family="table-cell" style:parent-style-name="Default" style:data-style-name="N100">
      <style:text-properties fo:color="#ff0000" fo:font-weight="bold"/>
    </style:style>
    <style:style style:name="ce124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5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51" style:family="table-cell" style:parent-style-name="Default">
      <style:text-properties fo:font-weight="normal"/>
    </style:style>
    <style:style style:name="ce125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54" style:family="table-cell" style:parent-style-name="Default">
      <style:text-properties style:use-window-font-color="true" fo:font-weight="normal" style:font-weight-asian="normal" style:font-weight-complex="normal"/>
    </style:style>
    <style:style style:name="ce1255" style:family="table-cell" style:parent-style-name="Default">
      <style:text-properties fo:font-weight="bold"/>
    </style:style>
    <style:style style:name="ce1256" style:family="table-cell" style:parent-style-name="Default">
      <style:text-properties fo:color="#ff0000" fo:font-weight="normal"/>
    </style:style>
    <style:style style:name="ce12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wrap-option="wrap" style:vertical-align="middl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3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5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77" style:family="table-cell" style:parent-style-name="Default">
      <style:table-cell-properties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8" style:family="table-cell" style:parent-style-name="Default">
      <style:table-cell-properties fo:background-color="transparent" style:vertical-align="middle"/>
    </style:style>
    <style:style style:name="ce9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7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7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0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0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2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3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3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8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6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9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9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91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2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3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958" style:family="table-cell" style:parent-style-name="Default">
      <style:table-cell-properties style:vertical-align="middle"/>
      <style:text-properties style:font-name="Arial" fo:font-size="9pt"/>
    </style:style>
    <style:style style:name="ce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104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06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07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89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0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1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18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1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4" style:family="table-cell" style:parent-style-name="Default">
      <style:text-properties style:use-window-font-color="true" fo:font-weight="normal" style:font-weight-asian="normal" style:font-weight-complex="normal"/>
    </style:style>
    <style:style style:name="ce1405" style:family="table-cell" style:parent-style-name="Default">
      <style:text-properties fo:font-weight="bold"/>
    </style:style>
    <style:style style:name="ce1407" style:family="table-cell" style:parent-style-name="Default">
      <style:text-properties fo:color="#ff0000" fo:font-weight="normal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57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5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6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6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61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6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62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6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0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fo:color="#bf0041" loext:opacity="100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70" style:family="text">
      <style:text-properties fo:color="#ff0000" loext:opacity="100%" fo:font-weight="bold" style:font-weight-asian="bold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5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6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7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8" style:family="text">
      <style:text-properties fo:color="#ff0000" fo:font-style="italic" style:font-style-asian="italic" style:font-style-complex="italic"/>
    </style:style>
    <style:style style:name="T31" style:family="text">
      <style:text-properties fo:color="#000000"/>
    </style:style>
    <style:style style:name="T32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3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4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1" style:family="text">
      <style:text-properties style:font-name="Arial"/>
    </style:style>
    <style:style style:name="T4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3" style:family="text">
      <style:text-properties fo:color="#bf0041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11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0" table:number-columns-repeated="4"/>
          <table:table-cell table:style-name="ce41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9"/>
          <table:covered-table-cell table:style-name="ce492"/>
          <table:covered-table-cell table:style-name="ce378"/>
          <table:covered-table-cell table:number-columns-repeated="4" table:style-name="ce419"/>
          <table:covered-table-cell table:style-name="ce267"/>
          <table:table-cell/>
          <table:table-cell table:style-name="Default"/>
          <table:table-cell table:number-columns-repeated="3"/>
          <table:table-cell table:style-name="ce419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7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8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3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378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25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6">Harcmodor képzettségek (Átfogó) </text:span><text:span text:style-name="T27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502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8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53"/>
          <table:table-cell table:style-name="ce166" office:value-type="string" calcext:value-type="string">
            <text:p>MP</text:p>
          </table:table-cell>
          <table:table-cell table:style-name="ce553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5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5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ce515"/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5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5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5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5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5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5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1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20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8"/>
          <table:covered-table-cell table:style-name="ce502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8"/>
          <table:table-cell table:style-name="ce502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2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30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30" table:content-validation-name="val20"/>
          <table:table-cell table:style-name="ce50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8" table:number-columns-spanned="5" table:number-rows-spanned="1"/>
          <table:covered-table-cell table:number-columns-repeated="4" table:style-name="ce378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5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0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3"/>
          <table:table-cell table:style-name="ce492" table:number-columns-repeated="2"/>
          <table:table-cell table:style-name="ce283"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7" table:content-validation-name="val21" office:value-type="float" office:value="3" calcext:value-type="float">
            <text:p>3</text:p>
          </table:table-cell>
          <table:table-cell table:style-name="ce484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7" table:content-validation-name="val22" office:value-type="float" office:value="4" calcext:value-type="float">
            <text:p>4</text:p>
          </table:table-cell>
          <table:table-cell table:style-name="ce484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7" table:content-validation-name="val23" office:value-type="float" office:value="1" calcext:value-type="float">
            <text:p>1</text:p>
          </table:table-cell>
          <table:table-cell table:style-name="ce484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7" table:content-validation-name="val24" office:value-type="float" office:value="2" calcext:value-type="float">
            <text:p>2</text:p>
          </table:table-cell>
          <table:table-cell table:style-name="ce484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7" table:content-validation-name="val25" office:value-type="float" office:value="2" calcext:value-type="float">
            <text:p>2</text:p>
          </table:table-cell>
          <table:table-cell table:style-name="ce484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7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7" table:content-validation-name="val27" office:value-type="float" office:value="1" calcext:value-type="float">
            <text:p>1</text:p>
          </table:table-cell>
          <table:table-cell table:style-name="ce484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style-name="ce620"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3"/>
          <table:table-cell table:style-name="ce492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4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8"/>
          <table:covered-table-cell table:style-name="ce502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3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0" office:value-type="string" calcext:value-type="string">
            <text:p>Történelemism:[<text:span text:style-name="T28">saját régió</text:span><text:span text:style-name="T31">]</text:span></text:p>
          </table:table-cell>
          <table:table-cell table:style-name="ce565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1" office:value-type="string" calcext:value-type="string">
            <text:p>Vallásism – [<text:span text:style-name="T28">saját pantheon</text:span><text:span text:style-name="T31">]</text:span></text:p>
          </table:table-cell>
          <table:table-cell table:style-name="ce565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2" office:value-type="string" calcext:value-type="string">
            <text:p>Helyismeret: [<text:span text:style-name="T28">saját város</text:span>]</text:p>
          </table:table-cell>
          <table:table-cell table:style-name="ce565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3" office:value-type="string" calcext:value-type="string">
            <text:p>Nyelvismeret – [<text:span text:style-name="T28">1. nyelv</text:span><text:span text:style-name="T31">]</text:span></text:p>
          </table:table-cell>
          <table:table-cell table:style-name="ce565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7" table:content-validation-name="val31"/>
          <table:table-cell table:style-name="ce477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32">Nyelvismeret – [</text:span><text:span text:style-name="T33">2. nyelv</text:span><text:span text:style-name="T34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7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35">Ostromlövészet </text:span><text:span text:style-name="T36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4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4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4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44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44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6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6"/>
          <table:table-cell table:style-name="ce646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6"/>
          <table:table-cell table:style-name="ce64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6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81"/>
        <table:table-column table:style-name="co47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8"/>
          <table:covered-table-cell table:number-columns-repeated="5" table:style-name="ce611"/>
          <table:covered-table-cell table:number-columns-repeated="2" table:style-name="ce378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26">
          <table:table-cell table:style-name="ce378"/>
          <table:table-cell table:style-name="ce378" table:number-columns-spanned="6" table:number-rows-spanned="1"/>
          <table:covered-table-cell table:number-columns-repeated="5" table:style-name="ce378"/>
          <table:table-cell table:style-name="ce378" table:number-columns-repeated="8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85"/>
          <table:table-cell table:style-name="ce850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50" table:content-validation-name="val106" office:value-type="string" calcext:value-type="string">
            <text:p>Módosítók</text:p>
          </table:table-cell>
          <table:table-cell table:style-name="ce850" table:content-validation-name="val113" office:value-type="string" calcext:value-type="string">
            <text:p>Összesen</text:p>
          </table:table-cell>
          <table:table-cell table:style-name="ce378"/>
          <table:table-cell table:style-name="ce959" office:value-type="string" calcext:value-type="string" table:number-columns-spanned="2" table:number-rows-spanned="1">
            <text:p>Összesen felvett HM:</text:p>
          </table:table-cell>
          <table:covered-table-cell table:style-name="ce378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6" table:content-validation-name="val97" office:value-type="float" office:value="10" calcext:value-type="float">
            <text:p>10</text:p>
          </table:table-cell>
          <table:table-cell table:style-name="ce926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998" table:content-validation-name="val114" table:formula="of:=[.C4]+[.D4]" office:value-type="float" office:value="15" calcext:value-type="float">
            <text:p>15</text:p>
          </table:table-cell>
          <table:table-cell table:style-name="ce378"/>
          <table:table-cell table:style-name="ce959" office:value-type="string" calcext:value-type="string" table:number-columns-spanned="2" table:number-rows-spanned="1">
            <text:p>Max felvehető HM:</text:p>
          </table:table-cell>
          <table:covered-table-cell table:style-name="ce378"/>
          <table:table-cell table:style-name="ce1089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926" table:content-validation-name="val97" office:value-type="float" office:value="20" calcext:value-type="float">
            <text:p>20</text:p>
          </table:table-cell>
          <table:table-cell table:style-name="ce926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998" table:content-validation-name="val115" table:formula="of:=[.C5]+[.B5]+[.D5]" office:value-type="float" office:value="20" calcext:value-type="float">
            <text:p>20</text:p>
          </table:table-cell>
          <table:table-cell table:style-name="ce378" table:number-columns-repeated="5"/>
          <table:table-cell/>
          <table:table-cell table:style-name="ce378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926" table:content-validation-name="val97" office:value-type="float" office:value="120" calcext:value-type="float">
            <text:p>120</text:p>
          </table:table-cell>
          <table:table-cell table:style-name="ce926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998" table:content-validation-name="val116" table:formula="of:=[.C6]+[.B6]+[.D6]" office:value-type="float" office:value="120" calcext:value-type="float">
            <text:p>120</text:p>
          </table:table-cell>
          <table:table-cell table:style-name="ce378" table:number-columns-repeated="5"/>
          <table:table-cell/>
          <table:table-cell table:style-name="ce378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78" table:number-columns-repeated="6"/>
          <table:table-cell table:style-name="ce959" office:value-type="string" calcext:value-type="string" table:number-columns-spanned="2" table:number-rows-spanned="1">
            <text:p>Össz felvett CM:</text:p>
          </table:table-cell>
          <table:covered-table-cell table:style-name="ce378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8"/>
          <table:table-cell/>
          <table:table-cell table:style-name="ce378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6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998" table:content-validation-name="val117" table:formula="of:=[.C8]+[.B8]+[.D8]" office:value-type="float" office:value="-30" calcext:value-type="float">
            <text:p>-30</text:p>
          </table:table-cell>
          <table:table-cell table:style-name="ce378"/>
          <table:table-cell table:style-name="ce959" office:value-type="string" calcext:value-type="string" table:number-columns-spanned="2" table:number-rows-spanned="1">
            <text:p>Max felvehető CM:</text:p>
          </table:table-cell>
          <table:covered-table-cell table:style-name="ce378"/>
          <table:table-cell table:style-name="ce1089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78" table:number-columns-spanned="9" table:number-rows-spanned="1"/>
          <table:covered-table-cell table:number-columns-repeated="5" table:style-name="ce611"/>
          <table:covered-table-cell table:number-columns-repeated="3" table:style-name="ce378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378"/>
          <table:table-cell table:style-name="ce959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378"/>
          <table:table-cell table:style-name="ce959" office:value-type="string" calcext:value-type="string" table:number-columns-spanned="2" table:number-rows-spanned="1">
            <text:p>Átlag HM</text:p>
          </table:table-cell>
          <table:covered-table-cell table:style-name="ce378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727"/>
          <table:table-cell table:style-name="ce727" table:number-columns-spanned="6" table:number-rows-spanned="1"/>
          <table:covered-table-cell table:number-columns-repeated="5" table:style-name="ce727"/>
          <table:table-cell table:style-name="ce727" table:number-columns-repeated="8"/>
          <table:table-cell table:style-name="ce436"/>
          <table:table-cell table:style-name="ce855"/>
          <table:table-cell table:style-name="ce727" table:number-columns-repeated="23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8"/>
          <table:table-cell/>
          <table:table-cell table:style-name="ce378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27" table:content-validation-name="val99" office:value-type="string" calcext:value-type="string">
            <text:p>Szint</text:p>
          </table:table-cell>
          <table:table-cell table:style-name="ce927" office:value-type="string" calcext:value-type="string">
            <text:p>KÉ</text:p>
          </table:table-cell>
          <table:table-cell table:style-name="ce927" office:value-type="string" calcext:value-type="string">
            <text:p>TÉ/CÉ</text:p>
          </table:table-cell>
          <table:table-cell table:style-name="ce927" office:value-type="string" calcext:value-type="string">
            <text:p>VÉ</text:p>
          </table:table-cell>
          <table:table-cell table:style-name="ce927" table:content-validation-name="val122" office:value-type="string" calcext:value-type="string">
            <text:p>Sebesség</text:p>
          </table:table-cell>
          <table:table-cell table:style-name="ce92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8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2"/>
          <table:table-cell table:number-columns-repeated="2"/>
          <table:table-cell table:style-name="ce378" table:number-columns-repeated="2"/>
          <table:table-cell table:style-name="ce611"/>
          <table:table-cell table:style-name="ce855"/>
          <table:table-cell table:style-name="ce378" table:number-columns-repeated="239"/>
        </table:table-row>
        <table:table-row table:style-name="ro29">
          <table:table-cell table:style-name="ce727" table:number-columns-spanned="9" table:number-rows-spanned="1"/>
          <table:covered-table-cell table:number-columns-repeated="7" table:style-name="ce727"/>
          <table:covered-table-cell table:style-name="ce410"/>
          <table:table-cell table:style-name="ce727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2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64"/>
          <table:covered-table-cell table:number-columns-repeated="5" table:style-name="ce337"/>
          <table:covered-table-cell table:style-name="ce864"/>
          <table:covered-table-cell table:style-name="ce1042"/>
          <table:table-cell table:style-name="ce727"/>
          <table:table-cell table:style-name="ce436"/>
          <table:table-cell table:number-columns-repeated="2"/>
          <table:table-cell table:style-name="ce436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1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42" office:value-type="string" calcext:value-type="string">
            <text:p>SP</text:p>
          </table:table-cell>
          <table:table-cell table:style-name="ce1042" office:value-type="string" calcext:value-type="string" table:number-columns-spanned="2" table:number-rows-spanned="1">
            <text:p>Komment</text:p>
          </table:table-cell>
          <table:covered-table-cell table:style-name="ce378"/>
          <table:table-cell table:style-name="ce727"/>
          <table:table-cell table:style-name="ce436"/>
          <table:table-cell table:number-columns-repeated="2"/>
          <table:table-cell table:style-name="ce436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3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3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3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1" table:number-columns-repeated="5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67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7"/>
          <table:covered-table-cell/>
          <table:table-cell table:number-columns-repeated="2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6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6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6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6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8"/>
          <table:table-cell table:style-name="ce727"/>
          <table:table-cell table:style-name="ce436"/>
          <table:table-cell table:style-name="ce378"/>
          <table:table-cell/>
          <table:table-cell table:style-name="ce436"/>
          <table:table-cell table:style-name="ce611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1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42" office:value-type="string" calcext:value-type="string">
            <text:p>SP</text:p>
          </table:table-cell>
          <table:table-cell table:style-name="ce1042" office:value-type="string" calcext:value-type="string" table:number-columns-spanned="2" table:number-rows-spanned="1">
            <text:p>Hatótáv + Komment</text:p>
          </table:table-cell>
          <table:covered-table-cell table:style-name="ce378"/>
          <table:table-cell table:style-name="ce727"/>
          <table:table-cell table:style-name="ce436"/>
          <table:table-cell table:style-name="ce871"/>
          <table:table-cell/>
          <table:table-cell table:style-name="ce436"/>
          <table:table-cell table:style-name="ce378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3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3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8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736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3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3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3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8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1"/>
          <table:covered-table-cell/>
          <table:covered-table-cell table:style-name="ce378"/>
          <table:covered-table-cell table:style-name="ce283"/>
          <table:table-cell table:style-name="ce378" table:number-columns-repeated="2"/>
          <table:table-cell table:style-name="ce673"/>
          <table:table-cell table:style-name="ce378" table:number-columns-repeated="3"/>
          <table:table-cell table:style-name="ce611"/>
          <table:table-cell table:style-name="ce855"/>
          <table:table-cell table:style-name="ce378" table:number-columns-repeated="239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8"/>
          <table:table-cell table:style-name="ce611"/>
          <table:table-cell table:style-name="ce439"/>
          <table:table-cell table:style-name="ce378" table:number-columns-repeated="2"/>
          <table:table-cell table:style-name="ce439"/>
          <table:table-cell table:style-name="ce611"/>
          <table:table-cell table:style-name="ce855"/>
          <table:table-cell table:style-name="ce378" table:number-columns-repeated="239"/>
        </table:table-row>
        <table:table-row table:style-name="ro31">
          <table:table-cell table:style-name="ce296" table:content-validation-name="val81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864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31" office:value-type="string" calcext:value-type="string">
            <text:p>KÉ</text:p>
          </table:table-cell>
          <table:table-cell table:style-name="ce731" office:value-type="string" calcext:value-type="string">
            <text:p>TÉ/CÉ</text:p>
          </table:table-cell>
          <table:table-cell table:style-name="ce731" office:value-type="string" calcext:value-type="string">
            <text:p>VÉ/Osztó</text:p>
          </table:table-cell>
          <table:table-cell table:style-name="ce104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8"/>
          <table:table-cell table:style-name="ce378"/>
          <table:table-cell table:style-name="ce611" table:content-validation-name="val66"/>
          <table:table-cell/>
          <table:table-cell table:style-name="ce378" table:number-columns-repeated="2"/>
          <table:table-cell table:style-name="ce439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3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1071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8"/>
          <table:table-cell table:style-name="ce620"/>
          <table:table-cell/>
          <table:table-cell table:style-name="ce378" table:number-columns-repeated="2"/>
          <table:table-cell table:style-name="ce439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93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378"/>
          <table:table-cell table:style-name="ce437"/>
          <table:table-cell table:style-name="ce1139"/>
          <table:table-cell table:style-name="ce378" table:number-columns-repeated="2"/>
          <table:table-cell table:style-name="ce439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[.G27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411"/>
          <table:table-cell table:style-name="ce378"/>
          <table:table-cell table:style-name="ce437"/>
          <table:table-cell table:style-name="ce439"/>
          <table:table-cell table:style-name="ce378" table:number-columns-repeated="2"/>
          <table:table-cell table:style-name="ce439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[.G28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411"/>
          <table:table-cell table:style-name="ce378"/>
          <table:table-cell table:style-name="ce620"/>
          <table:table-cell table:number-columns-repeated="3"/>
          <table:table-cell table:style-name="ce439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37" table:content-validation-name="val124" table:formula="of:=[.G29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411"/>
          <table:table-cell table:style-name="ce378"/>
          <table:table-cell table:style-name="ce437"/>
          <table:table-cell/>
          <table:table-cell table:style-name="ce439" table:number-columns-repeated="3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5" table:content-validation-name="val124" table:formula="of:=[.G30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416"/>
          <table:table-cell table:style-name="ce378"/>
          <table:table-cell table:style-name="ce162"/>
          <table:table-cell/>
          <table:table-cell table:style-name="ce439" table:number-columns-repeated="3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378" table:number-columns-repeated="2"/>
          <table:table-cell table:style-name="ce439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8" table:number-columns-repeated="2"/>
          <table:table-cell table:style-name="ce439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37" table:number-columns-spanned="3" table:number-rows-spanned="1"/>
          <table:covered-table-cell table:number-columns-repeated="2" table:style-name="ce1071"/>
          <table:table-cell table:style-name="ce378"/>
          <table:table-cell table:style-name="ce611"/>
          <table:table-cell table:style-name="ce439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37" table:content-validation-name="val128"/>
          <table:covered-table-cell table:style-name="ce1071"/>
          <table:covered-table-cell table:style-name="ce378"/>
          <table:table-cell table:style-name="ce378"/>
          <table:table-cell table:style-name="ce611"/>
          <table:table-cell table:style-name="ce439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45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8"/>
          <table:table-cell table:style-name="ce378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378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378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378" table:number-columns-repeated="234"/>
        </table:table-row>
        <table:table-row table:style-name="ro32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27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78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27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727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727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727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902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727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902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727" table:number-columns-repeated="234"/>
        </table:table-row>
        <table:table-row table:style-name="ro1">
          <table:table-cell table:style-name="ce507"/>
          <table:table-cell table:style-name="ce903" table:number-columns-repeated="2"/>
          <table:table-cell table:style-name="ce910"/>
          <table:table-cell table:style-name="ce903"/>
          <table:table-cell table:style-name="ce910" table:number-columns-repeated="3"/>
          <table:table-cell table:style-name="ce898"/>
          <table:table-cell table:style-name="ce727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1155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1155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1155" table:content-validation-name="val141" table:formula="of:=IF([.$B$53]&gt;0;[.O$55];0)" office:value-type="float" office:value="0" calcext:value-type="float">
            <text:p>0</text:p>
          </table:table-cell>
          <table:table-cell table:style-name="ce1155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727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1030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1030"/>
          <table:table-cell table:style-name="ce899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378"/>
          <table:table-cell table:style-name="ce855" table:number-columns-repeated="4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27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906" table:number-columns-spanned="2" table:number-rows-spanned="1"/>
          <table:covered-table-cell table:style-name="ce906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910" table:number-columns-spanned="2" table:number-rows-spanned="1"/>
          <table:covered-table-cell table:style-name="ce910"/>
          <table:table-cell table:style-name="ce623" office:value-type="string" calcext:value-type="string">
            <text:p>MGT full</text:p>
          </table:table-cell>
          <table:table-cell table:style-name="ce657"/>
          <table:table-cell table:style-name="ce910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8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910"/>
          <table:table-cell table:style-name="ce623" office:value-type="string" calcext:value-type="string">
            <text:p>MGT csökk</text:p>
          </table:table-cell>
          <table:table-cell table:style-name="ce657"/>
          <table:table-cell table:style-name="ce910"/>
          <table:table-cell table:style-name="ce722" table:number-columns-repeated="2"/>
          <table:table-cell table:style-name="ce909"/>
          <table:table-cell table:style-name="ce378" table:number-columns-repeated="3"/>
          <table:table-cell table:style-name="ce958" table:number-columns-repeated="3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910" table:number-columns-spanned="2" table:number-rows-spanned="1"/>
          <table:covered-table-cell table:style-name="ce910"/>
          <table:table-cell table:style-name="ce624" office:value-type="string" calcext:value-type="string">
            <text:p>2x Erő</text:p>
          </table:table-cell>
          <table:table-cell table:style-name="ce658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910" table:number-columns-repeated="3"/>
          <table:table-cell table:style-name="ce898"/>
          <table:table-cell table:style-name="ce378" table:number-columns-repeated="3"/>
          <table:table-cell table:style-name="ce958" table:number-columns-repeated="3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910" table:number-columns-spanned="2" table:number-rows-spanned="1"/>
          <table:covered-table-cell table:style-name="ce910"/>
          <table:table-cell table:style-name="ce903" table:number-columns-repeated="2"/>
          <table:table-cell table:style-name="ce910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378" table:number-columns-repeated="3"/>
          <table:table-cell table:style-name="ce958" table:number-columns-repeated="3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915" table:number-columns-spanned="2" table:number-rows-spanned="1"/>
          <table:covered-table-cell table:style-name="ce915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0" calcext:value-type="float">
            <text:p>0 %</text:p>
          </table:table-cell>
          <table:table-cell table:style-name="ce915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915"/>
          <table:table-cell table:style-name="ce911" table:content-validation-name="val139" office:value-type="float" office:value="1" calcext:value-type="float">
            <text:p>1</text:p>
          </table:table-cell>
          <table:table-cell table:style-name="ce378" table:number-columns-repeated="3"/>
          <table:table-cell table:style-name="ce958" table:number-columns-repeated="3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378" table:number-columns-repeated="3"/>
          <table:table-cell table:style-name="ce958" table:number-columns-repeated="3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8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958" table:number-columns-repeated="6"/>
          <table:table-cell table:style-name="ce914"/>
          <table:table-cell table:style-name="ce856"/>
          <table:table-cell table:style-name="ce958" table:number-columns-repeated="238"/>
          <table:table-cell table:style-name="ce378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2"/>
          <table:table-cell table:style-name="ce798"/>
          <table:table-cell table:style-name="ce878"/>
          <table:table-cell table:style-name="ce948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3"/>
          <table:table-cell table:style-name="ce803"/>
          <table:table-cell table:style-name="ce879"/>
          <table:table-cell table:style-name="ce950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4"/>
          <table:table-cell table:style-name="ce805"/>
          <table:table-cell table:style-name="ce882"/>
          <table:table-cell table:style-name="ce951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5"/>
          <table:table-cell table:style-name="ce809"/>
          <table:table-cell table:style-name="ce889"/>
          <table:table-cell table:style-name="ce952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6"/>
          <table:table-cell table:style-name="ce811"/>
          <table:table-cell table:style-name="ce890"/>
          <table:table-cell table:style-name="ce953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8"/>
          <table:covered-table-cell table:style-name="ce426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958"/>
          <table:table-cell table:style-name="ce378" table:number-columns-repeated="6"/>
          <table:table-cell table:style-name="ce611"/>
          <table:table-cell table:style-name="ce855"/>
          <table:table-cell table:style-name="ce378" table:number-columns-repeated="239"/>
        </table:table-row>
        <table:table-row table:style-name="ro1">
          <table:table-cell table:style-name="ce378"/>
          <table:table-cell table:style-name="ce585"/>
          <table:table-cell table:style-name="ce378" table:number-columns-repeated="13"/>
          <table:table-cell table:style-name="ce611"/>
          <table:table-cell table:style-name="ce855"/>
          <table:table-cell table:style-name="ce378" table:number-columns-repeated="239"/>
        </table:table-row>
        <table:table-row table:style-name="ro1" table:number-rows-repeated="65465">
          <table:table-cell table:style-name="ce378" table:number-columns-repeated="15"/>
          <table:table-cell table:style-name="ce611"/>
          <table:table-cell table:style-name="ce855"/>
          <table:table-cell table:style-name="ce378" table:number-columns-repeated="239"/>
        </table:table-row>
        <table:table-row table:style-name="ro1" table:number-rows-repeated="9">
          <table:table-cell table:style-name="ce378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56" table:default-cell-style-name="ce1187"/>
        <table:table-column table:style-name="co57" table:default-cell-style-name="Default"/>
        <table:table-column table:style-name="co58" table:default-cell-style-name="Default"/>
        <table:table-column table:style-name="co59" table:default-cell-style-name="ce1187"/>
        <table:table-column table:style-name="co60" table:default-cell-style-name="ce1187"/>
        <table:table-column table:style-name="co61" table:default-cell-style-name="ce1187"/>
        <table:table-column table:style-name="co62" table:default-cell-style-name="Default"/>
        <table:table-column table:style-name="co63" table:default-cell-style-name="ce1187"/>
        <table:table-column table:style-name="co64" table:default-cell-style-name="Default"/>
        <table:table-column table:style-name="co65" table:default-cell-style-name="ce1187"/>
        <table:table-column table:style-name="co66" table:default-cell-style-name="ce1187"/>
        <table:table-column table:style-name="co34" table:default-cell-style-name="ce1187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6">Tradíció képzettségek </text:span><text:span text:style-name="T27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6">Mágiaiskolák (Átfogó) </text:span><text:span text:style-name="T27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53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38">[</text:span><text:span text:style-name="T39">Tradíció neve</text:span><text:span text:style-name="T40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6">Pszi iskola (képzettség) </text:span><text:span text:style-name="T27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8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86"/>
          <table:table-cell table:style-name="ce118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86"/>
          <table:table-cell table:style-name="ce1186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1186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5" table:number-columns-spanned="4" table:number-rows-spanned="1"/>
          <table:covered-table-cell table:number-columns-repeated="3" table:style-name="ce1195"/>
          <table:table-cell table:style-name="ce467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5" table:number-columns-spanned="4" table:number-rows-spanned="1"/>
          <table:covered-table-cell table:number-columns-repeated="3" table:style-name="ce1195"/>
          <table:table-cell table:style-name="ce467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366"/>
        <table:table-column table:style-name="co49" table:default-cell-style-name="ce1375"/>
        <table:table-column table:style-name="co12" table:number-columns-repeated="254" table:default-cell-style-name="ce1366"/>
        <table:table-row table:style-name="ro12">
          <table:table-cell table:style-name="ce1362" office:value-type="string" calcext:value-type="string">
            <text:p>Karakter pontok (KP) elosztása</text:p>
            <text:p/>
          </table:table-cell>
          <table:table-cell table:style-name="ce1372"/>
          <table:table-cell table:style-name="ce1380" table:number-columns-repeated="254"/>
        </table:table-row>
        <table:table-row table:style-name="ro13">
          <table:table-cell table:style-name="ce667"/>
          <table:table-cell table:style-name="ce1374" office:value-type="string" calcext:value-type="string">
            <text:p><text:span text:style-name="T42">→ </text:span><text:span text:style-name="T43">KP = 150 + (T.sz  x (100 + (2 x Intelligencia)))  + (T.sz. X (40 + (2 x Emlékezet))), ez utóbbi csak szekunder ismeretek növelésére fordítható</text:span></text:p>
            <text:p><text:span text:style-name="T42">→ </text:span><text:span text:style-name="T4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6" office:value-type="string" calcext:value-type="string">
            <text:p><text:span text:style-name="T44">→Egy primer képzettség értéke legfeljebb (szint+3) lehet</text:span></text:p>
            <text:p><text:span text:style-name="T44">→Egy szekunder képzettség értéke legfeljebb (szint+6) lehet</text:span></text:p>
            <text:p><text:span text:style-name="T4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2">→</text:span><text:span text:style-name="T4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7" office:value-type="string" calcext:value-type="string">
            <text:p><text:span text:style-name="T45">→</text:span><text:span text:style-name="T46">Vannak egy és többfokú fortélyok. Minden fok </text:span><text:span text:style-name="T47">15KP</text:span><text:span text:style-name="T46">-ba kerül és követelményei vannak.</text:span></text:p>
            <text:p><text:span text:style-name="T45">→</text:span><text:span text:style-name="T46">Több fokú Fortélyoknál szintenként csak egy fokot lehet fejlődni akkor is, ha lenne elég KP több fokra is! Ez alól kivétel az 1. szint (karakteralkotás).</text:span></text:p>
            <text:p><text:span text:style-name="T45">→</text:span><text:span text:style-name="T46">Egy szintlépés alkalmával nem vehető fel két olyan Fortély, amely ugyanazt a jellemzőt/képzettséget, stb módosít.</text:span></text:p>
            <text:p><text:span text:style-name="T45">→</text:span><text:span text:style-name="T4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7" table:number-columns-repeated="256"/>
        </table:table-row>
        <table:table-row table:style-name="ro14">
          <table:table-cell table:style-name="ce1365" office:value-type="string" calcext:value-type="string">
            <text:p>Harcérték módosítók (HM)</text:p>
            <text:p/>
          </table:table-cell>
          <table:table-cell table:style-name="ce1367"/>
          <table:table-cell table:number-columns-repeated="254"/>
        </table:table-row>
        <table:table-row table:style-name="ro15">
          <table:table-cell/>
          <table:table-cell table:style-name="ce1374" office:value-type="string" calcext:value-type="string">
            <text:p><text:span text:style-name="T48">→</text:span><text:span text:style-name="T49">1HM/CM = 5 KP</text:span></text:p>
            <text:p><text:span text:style-name="T48">→</text:span><text:span text:style-name="T49">max 8 HM/szint   </text:span><text:span text:style-name="T50">(HM = közelharci HM, amibe a TÉ és VÉ tartozik bele)</text:span></text:p>
            <text:p><text:span text:style-name="T48">→</text:span><text:span text:style-name="T49">max 4 CM/szint   </text:span><text:span text:style-name="T50">(CM = Célzóérték Módosító, ami a CÉ-re fordítható harcértékmódosítót jelöli)</text:span></text:p>
            <text:p/>
            <text:p><text:span text:style-name="T5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4"/>
          <table:table-cell table:number-columns-repeated="254"/>
        </table:table-row>
        <table:table-row table:style-name="ro13">
          <table:table-cell table:style-name="ce136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74" office:value-type="string" calcext:value-type="string">
            <text:p><text:span text:style-name="T48">→</text:span><text:span text:style-name="T49">Mágikus tradíciók: Átfogó képzettségek (csak 1x vehetőek fel) és követelményeik vannak (van amelyik, csak 1.szinten vehető fel).  </text:span><text:span text:style-name="T50">(Például: Magasmágia, Vulgármágia, stb.)</text:span></text:p>
            <text:p><text:span text:style-name="T48">→</text:span><text:span text:style-name="T4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36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376" office:value-type="string" calcext:value-type="string">
            <text:p><text:span text:style-name="T44">→Pszí-alkalmazás: 4 fokú fortély egyre erősebb követelményekkel. Az alkalmazás fokát adja, nélküle nem lehet ψ iskolát tanulni.</text:span></text:p>
            <text:p><text:span text:style-name="T4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370"/>
          <table:table-cell table:style-name="ce1378"/>
          <table:table-cell table:style-name="ce1370" table:number-columns-repeated="254"/>
        </table:table-row>
        <table:table-row table:style-name="ro1">
          <table:table-cell table:style-name="ce137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379" office:value-type="string" calcext:value-type="string">
            <text:p><text:span text:style-name="T48">→pl. lábsöprés, lefegyverzés, átdobás</text:span></text:p>
            <text:p><text:span text:style-name="T48">→Kivételek, mert </text:span><text:span text:style-name="T52">NEM</text:span><text:span text:style-name="T48"> KP-ba, hanem Manőverfejlesztő Pontba (MFP) kerülnek, amit automatikusan kap a játékos (több fokkal is fejleszthetőek egyes manőverek!)</text:span></text:p>
            <text:p><text:span text:style-name="T48">  (ΣMFP = összes nem távolsági harcmodor szintjének összege) </text:span></text:p>
            <text:p><text:span text:style-name="T4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38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81" office:value-type="string" calcext:value-type="string">
            <text:p>V8.2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Vértviselet bekerült a fix fortélyok közé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ismét beszámolva a fegyverek értékeibe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ÉP táblázat: automatikus kiszürkítés ÉP számától függő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tkezes harc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áncélok, vértek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x szint: 21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Alap: 15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/Szint: 100 + (2x Intelligencia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ekunder KP/Szint: 40 + (2x Emlékezet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nőver Pontok (MP) számításába beleszámoljuk HM/10 értéket is. Új oszlop a Harcmodoroknál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anőver nehézsége oszlop már érték ellenőrzött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nem automatikusan számolódik be, bekerült a fegyverek alá, leírássa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átterek átkerült a „Tartalék” lap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egyverek táblázatban a fegyver kommenteket is beszúrj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nél: hatótáv; + fegyver kommen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lsődleges nyelv és másodlagos nyelv (Pyarroni és második helyett)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Az 1.nyelvre: +6 bónusz; 2.nyelvre: +3 bónusz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arci Akrobatika bónuszai kiszedve az alap harcértékekből, új sorba kerültek – a fegyverek alá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lusz egy sor az Életerő táblázatb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GT csökkentő/növelő bónuszhoz felugró magyar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5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KP/szint: 100-ra csökkent 120-ró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maradt warning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 választó sorában az oszlophivatkozások javítv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Rengeteg hajító és lőfegyver értéké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élfegyverek értékei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ismeretekre költött össz KP képlet hivatkozásainak javítés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túllépés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Írástudó fortély ingyenes ha van Tradíció minimum 3.szint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peciális (részben ingyenes) képzettségek szétválasztása Átlagos és Könnyű kategóriák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zekunder képzettségek maximuma: (szint x <text:span text:style-name="T53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5" office:value-type="string" calcext:value-type="string">
            <text:p>* Fix: Tradíció képzettség KP-i nem számítottak bele a primer költésbe (rossz cellahivatkozás)</text:p>
          </table:table-cell>
          <table:table-cell table:style-name="ce1139" table:number-columns-repeated="1023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9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54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48">→ </text:span><text:span text:style-name="T55">lefelé</text:span><text:span text:style-name="T4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7" office:value-type="string" calcext:value-type="string">
            <text:p>* Javítás: a képzettségek nem foka, hanem szintje van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Minden kiemelt cellához Érvényesség vizsgálat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inttúlépés ellenőrzés javítása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VÉGRE: A képzettségbónusz megfelelő kezelése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abályok munkalapon más betűkészlet (ékezet gondok voltak)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style-name="Default" table:number-columns-repeated="10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na korlát eltörl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 tradíciók: 50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-be ismét beszámít a TSZ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értékeinek automatikus kiszám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Nincs korlátozva a max vásárolható mana po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: 80KP (eddig 70 vol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egyver táblázatba bekerült: MF oszlop (Mesterfegyver foka az adott fegyverre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ce1405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ámadási típus bekerült (szúró/vágó/zúzó) a fegyverek táblázatáb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Össz ÉP kiszámolása (Harcértékek oldal alja (Sebesülés táblázat teteje)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 számítás javítva + KÉ-re már nem adható HM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VÉ csökkenés plusz sor sok hellye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É-be az Önuralom számít! Javít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rcmodorokhoz új oszlop: Sebessé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ájdalomtűrés próbák módosulta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harcmodor törölv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ortély cellák átalak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 = 70 + Intelligenci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+6-os tulajdonságok pontértéke beír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ulajdonságok: Önuralom, Fogékonysá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x egyfajta HM hiba jav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bekerült a Harcmodorok közé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ψP = 2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MP = 3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pró javításo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jításnak, Íjászatnak, Lövészetnek is van KÉ-j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Átszervezett Harcétékek oldal. Jobb helykihasználás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Külön CHM (CÉ-HM) (max 4CHM/Szin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CHM = 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Egy harcérték alapra max 5/szi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5HM-&gt;3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4HM-&gt;2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3HM-&gt;1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table:number-columns-repeated="2"/>
          <table:table-cell table:style-name="ce1407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szí bekerült, 1 HM=4KP, Max HM/szint=8, 1MP=4KP, 1Pp=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Javítások, Fortélyok táblázat átrendez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Fegyverek harcértékei, Teljes fegyveres harcértékek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eterő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ajzsok, vértek, SFÉ tábláza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Mágia és Pszi fül: egyszerűbb, átláthatóbb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őfej és élőláb kikapcs, ez plusz hely.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eljes átstruktúrálás, hogy nyomtatható legyen, ne lógjon ki 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sehol a nyomtatási képbő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378"/>
        <table:table-column table:style-name="co52" table:default-cell-style-name="ce378"/>
        <table:table-column table:style-name="co12" table:number-columns-repeated="4" table:default-cell-style-name="ce378"/>
        <table:table-column table:style-name="co53" table:default-cell-style-name="ce378"/>
        <table:table-column table:style-name="co54" table:default-cell-style-name="ce378"/>
        <table:table-column table:style-name="co12" table:number-columns-repeated="5" table:default-cell-style-name="ce378"/>
        <table:table-column table:style-name="co12" table:default-cell-style-name="ce611"/>
        <table:table-column table:style-name="co55" table:default-cell-style-name="ce378"/>
        <table:table-column table:style-name="co12" table:number-columns-repeated="241" table:default-cell-style-name="ce378"/>
        <table:table-row table:style-name="ro1">
          <table:table-cell table:style-name="ce903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2" office:value-type="string" calcext:value-type="string">
            <text:p>Megjegyzés</text:p>
          </table:table-cell>
          <table:table-cell table:style-name="ce903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4" office:value-type="string" calcext:value-type="string">
            <text:p>x</text:p>
          </table:table-cell>
          <table:table-cell table:style-name="ce1418" table:number-columns-repeated="2"/>
          <table:table-cell table:style-name="ce1524" table:number-columns-repeated="241"/>
        </table:table-row>
        <table:table-row table:style-name="ro20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482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5" office:value-type="string" calcext:value-type="string">
            <text:p><text:span text:style-name="T81">Nagyon</text:span><text:span text:style-name="T82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/>
          <table:table-cell table:number-columns-repeated="241"/>
        </table:table-row>
        <table:table-row table:style-name="ro1">
          <table:table-cell table:style-name="ce423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6" office:value-type="string" calcext:value-type="string">
            <text:p>közelharc</text:p>
          </table:table-cell>
          <table:table-cell table:style-name="ce1507" office:value-type="string" calcext:value-type="string">
            <text:p>Erőbónusz: 0 feletti rész 1:1-ben számít be.</text:p>
          </table:table-cell>
          <table:table-cell table:style-name="ce423" table:number-columns-repeated="241"/>
        </table:table-row>
        <table:table-row table:style-name="ro21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/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57"> </text:span><text:span text:style-name="T80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57"> </text:span><text:span text:style-name="T80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57"> </text:span><text:span text:style-name="T80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10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3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6" office:value-type="string" calcext:value-type="string">
            <text:p>kardvívás</text:p>
          </table:table-cell>
          <table:table-cell table:style-name="ce150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3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5" office:value-type="string" calcext:value-type="string">
            <text:p>pusztítás</text:p>
          </table:table-cell>
          <table:table-cell table:style-name="ce1511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5" office:value-type="string" calcext:value-type="string">
            <text:p>pusztítás</text:p>
          </table:table-cell>
          <table:table-cell table:style-name="ce1507"/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5" office:value-type="string" calcext:value-type="string">
            <text:p>pusztítás</text:p>
          </table:table-cell>
          <table:table-cell table:style-name="ce15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6" office:value-type="string" calcext:value-type="string">
            <text:p>pusztítás</text:p>
          </table:table-cell>
          <table:table-cell table:style-name="ce1509"/>
          <table:table-cell table:style-name="ce423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512" office:value-type="string" calcext:value-type="string">
            <text:p>Talán a legjobb a páncélok ellen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7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3">
          <table:table-cell table:style-name="ce620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7" office:value-type="string" calcext:value-type="string">
            <text:p>lándzsavívás</text:p>
          </table:table-cell>
          <table:table-cell table:style-name="ce1513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3">
          <table:table-cell table:style-name="ce620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7" office:value-type="string" calcext:value-type="string">
            <text:p>lándzsavívás</text:p>
          </table:table-cell>
          <table:table-cell table:style-name="ce1513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7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9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6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500" office:value-type="string" calcext:value-type="string">
            <text:p>x</text:p>
          </table:table-cell>
          <table:table-cell/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4" office:value-type="string" calcext:value-type="string">
            <text:p>Követelmény: Erő +3</text:p>
          </table:table-cell>
          <table:table-cell table:style-name="ce1556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8" office:value-type="float" office:value="8" calcext:value-type="float">
            <text:p>8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5" office:value-type="float" office:value="2" calcext:value-type="float">
            <text:p>2</text:p>
          </table:table-cell>
          <table:table-cell table:style-name="ce1489" office:value-type="float" office:value="7" calcext:value-type="float">
            <text:p>7</text:p>
          </table:table-cell>
          <table:table-cell table:style-name="ce1496" office:value-type="string" calcext:value-type="string">
            <text:p>hajítás</text:p>
          </table:table-cell>
          <table:table-cell table:style-name="ce1516" office:value-type="string" calcext:value-type="string">
            <text:p>Követelmény: Erő +0</text:p>
          </table:table-cell>
          <table:table-cell table:style-name="ce1516"/>
          <table:table-cell table:style-name="ce423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90" office:value-type="float" office:value="10" calcext:value-type="float">
            <text:p>10</text:p>
          </table:table-cell>
          <table:table-cell table:style-name="ce1495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501" office:value-type="string" calcext:value-type="string">
            <text:p>hajítás</text:p>
          </table:table-cell>
          <table:table-cell table:style-name="ce151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83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5" calcext:value-type="float">
            <text:p>5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1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1515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4" calcext:value-type="float">
            <text:p>4</text:p>
          </table:table-cell>
          <table:table-cell table:style-name="ce1495" office:value-type="string" calcext:value-type="string">
            <text:p>hajítás</text:p>
          </table:table-cell>
          <table:table-cell table:style-name="ce1515"/>
          <table:table-cell table:number-columns-repeated="241"/>
        </table:table-row>
        <table:table-row table:style-name="ro1">
          <table:table-cell table:style-name="ce423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3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3" office:value-type="float" office:value="6" calcext:value-type="float">
            <text:p>6</text:p>
          </table:table-cell>
          <table:table-cell table:style-name="ce1496" office:value-type="string" calcext:value-type="string">
            <text:p>hajítás</text:p>
          </table:table-cell>
          <table:table-cell table:style-name="ce423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90" office:value-type="float" office:value="10" calcext:value-type="float">
            <text:p>10</text:p>
          </table:table-cell>
          <table:table-cell table:style-name="ce1495" office:value-type="string" calcext:value-type="string">
            <text:p>hajítás</text:p>
          </table:table-cell>
          <table:table-cell table:style-name="ce151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4"/>
          <table:table-cell table:style-name="ce149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3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3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3" office:value-type="float" office:value="9" calcext:value-type="float">
            <text:p>9</text:p>
          </table:table-cell>
          <table:table-cell table:style-name="ce1496" office:value-type="string" calcext:value-type="string">
            <text:p>hajítás</text:p>
          </table:table-cell>
          <table:table-cell table:style-name="ce1519" office:value-type="string" calcext:value-type="string">
            <text:p>Sebesülés az esés következtében lehet.</text:p>
          </table:table-cell>
          <table:table-cell table:style-name="ce423" table:number-columns-repeated="241"/>
        </table:table-row>
        <table:table-row table:style-name="ro10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90" office:value-type="float" office:value="5" calcext:value-type="float">
            <text:p>5</text:p>
          </table:table-cell>
          <table:table-cell table:style-name="ce1495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1" office:value-type="float" office:value="7" calcext:value-type="float">
            <text:p>7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1" office:value-type="float" office:value="7" calcext:value-type="float">
            <text:p>7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8" calcext:value-type="float">
            <text:p>8</text:p>
          </table:table-cell>
          <table:table-cell table:style-name="ce1495" office:value-type="string" calcext:value-type="string">
            <text:p>íjászat</text:p>
          </table:table-cell>
          <table:table-cell table:style-name="ce152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3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3" office:value-type="float" office:value="9" calcext:value-type="float">
            <text:p>9</text:p>
          </table:table-cell>
          <table:table-cell table:style-name="ce1496" office:value-type="string" calcext:value-type="string">
            <text:p>íjászat</text:p>
          </table:table-cell>
          <table:table-cell table:style-name="ce1522"/>
          <table:table-cell table:style-name="ce423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90" office:value-type="float" office:value="9" calcext:value-type="float">
            <text:p>9</text:p>
          </table:table-cell>
          <table:table-cell table:style-name="ce1495" office:value-type="string" calcext:value-type="string">
            <text:p>lövészet</text:p>
          </table:table-cell>
          <table:table-cell table:style-name="ce151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12" calcext:value-type="float">
            <text:p>12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15" calcext:value-type="float">
            <text:p>15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1" office:value-type="float" office:value="21" calcext:value-type="float">
            <text:p>21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5" calcext:value-type="float">
            <text:p>5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3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3" office:value-type="float" office:value="6" calcext:value-type="float">
            <text:p>6</text:p>
          </table:table-cell>
          <table:table-cell table:style-name="ce1496" office:value-type="string" calcext:value-type="string">
            <text:p>lövészet</text:p>
          </table:table-cell>
          <table:table-cell table:style-name="ce1523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523"/>
          <table:table-cell table:style-name="ce423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7" table:default-cell-style-name="ce765"/>
        <table:table-column table:style-name="co68" table:default-cell-style-name="ce1575"/>
        <table:table-column table:style-name="co69" table:default-cell-style-name="ce1575"/>
        <table:table-column table:style-name="co70" table:default-cell-style-name="ce1575"/>
        <table:table-column table:style-name="co69" table:default-cell-style-name="ce281"/>
        <table:table-column table:style-name="co72" table:default-cell-style-name="ce1441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76" table:default-cell-style-name="ce281"/>
        <table:table-column table:style-name="co77" table:default-cell-style-name="ce281"/>
        <table:table-column table:style-name="co78" table:default-cell-style-name="ce281"/>
        <table:table-column table:style-name="co37" table:default-cell-style-name="ce848"/>
        <table:table-column table:style-name="co79" table:default-cell-style-name="ce859"/>
        <table:table-column table:style-name="co80" table:default-cell-style-name="ce859"/>
        <table:table-column table:style-name="co81" table:default-cell-style-name="ce281"/>
        <table:table-column table:style-name="co82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4"/>
          <table:covered-table-cell table:style-name="ce1594"/>
          <table:covered-table-cell table:style-name="ce1609"/>
          <table:covered-table-cell table:style-name="ce1619"/>
          <table:covered-table-cell table:number-columns-repeated="6" table:style-name="ce1609"/>
          <table:covered-table-cell table:number-columns-repeated="3" table:style-name="ce1700"/>
          <table:covered-table-cell table:style-name="ce1609"/>
          <table:table-cell table:style-name="ce1609" table:number-columns-repeated="238"/>
          <table:table-cell table:style-name="ce860" table:number-columns-repeated="2"/>
        </table:table-row>
        <table:table-row table:style-name="ro34">
          <table:table-cell table:style-name="ce763"/>
          <table:table-cell table:style-name="ce774"/>
          <table:table-cell table:style-name="ce1584"/>
          <table:table-cell table:style-name="ce1594"/>
          <table:table-cell table:style-name="ce1609"/>
          <table:table-cell table:style-name="ce1619"/>
          <table:table-cell table:style-name="ce1609" table:number-columns-repeated="2"/>
          <table:table-cell table:style-name="ce1396"/>
          <table:table-cell table:style-name="ce1609" table:number-columns-repeated="3"/>
          <table:table-cell table:style-name="ce1700" table:number-columns-repeated="3"/>
          <table:table-cell table:style-name="ce160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611"/>
          <table:covered-table-cell table:style-name="ce806"/>
          <table:covered-table-cell table:number-columns-repeated="2" table:style-name="ce1611"/>
          <table:table-cell table:style-name="ce1611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611"/>
          <table:table-cell/>
          <table:table-cell table:style-name="ce848" table:number-columns-repeated="2"/>
          <table:table-cell table:style-name="ce161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586" office:value-type="string" calcext:value-type="string" table:number-columns-spanned="2" table:number-rows-spanned="1">
            <text:p>Átfogó</text:p>
          </table:table-cell>
          <table:covered-table-cell table:style-name="ce1586"/>
          <table:table-cell table:style-name="ce1586" office:value-type="string" calcext:value-type="string" table:number-columns-spanned="2" table:number-rows-spanned="1">
            <text:p>Átlagos</text:p>
          </table:table-cell>
          <table:covered-table-cell table:style-name="ce1586"/>
          <table:table-cell table:style-name="ce1586" office:value-type="string" calcext:value-type="string" table:number-columns-spanned="2" table:number-rows-spanned="1">
            <text:p>Spec.</text:p>
          </table:table-cell>
          <table:covered-table-cell/>
          <table:table-cell table:style-name="ce1611" table:number-columns-repeated="4"/>
          <table:table-cell/>
          <table:table-cell table:style-name="ce848" table:number-columns-repeated="2"/>
          <table:table-cell table:style-name="ce1611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611" table:number-columns-repeated="3"/>
          <table:table-cell/>
          <table:table-cell table:style-name="ce848" table:number-columns-repeated="2"/>
          <table:table-cell table:style-name="ce161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2T00:00:00</dc:date>
              <text:p text:style-name="P1"><text:span text:style-name="T79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75"/>
          <table:table-cell table:style-name="ce1611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2T00:00:00</dc:date>
              <text:p text:style-name="P1"><text:span text:style-name="T79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2T00:00:00</dc:date>
              <text:p text:style-name="P1"><text:span text:style-name="T79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6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2T00:00:00</dc:date>
              <text:p text:style-name="P1"><text:span text:style-name="T79">Távolsági harcnál a VÉ alapot (30) áttettük a Célzó Értékbe fix levonásként, hogy gyorsítsa a játékot. Ezért alapból mindenki </text:span><text:span text:style-name="T79"><text:line-break/></text:span><text:span text:style-name="T79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2T00:00:00</dc:date>
              <text:p text:style-name="P1"><text:span text:style-name="T7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2T00:00:00</dc:date>
              <text:p text:style-name="P1"><text:span text:style-name="T79">Ne módosítsd!</text:span></text:p>
              <text:p text:style-name="P1"><text:span text:style-name="T79">6+Ügyesség</text:span></text:p>
            </office:annotation>
            <text:p>6 HM</text:p>
          </table:table-cell>
          <table:table-cell table:style-name="Default"/>
          <table:table-cell table:style-name="ce66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2T00:00:00</dc:date>
              <text:p text:style-name="P1"><text:span text:style-name="T7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2T00:00:00</dc:date>
              <text:p text:style-name="P1"><text:span text:style-name="T79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674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74" office:value-type="string" calcext:value-type="string">
            <text:p>Erőbónusz</text:p>
          </table:table-cell>
          <table:table-cell table:style-name="ce167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634" office:value-type="string" calcext:value-type="string">
            <text:p>Nincs adat string</text:p>
          </table:table-cell>
          <table:table-cell table:style-name="ce16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63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8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58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600" office:value-type="string" calcext:value-type="string">
            <text:p>Fok</text:p>
          </table:table-cell>
          <table:table-cell table:style-name="ce160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63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61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80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600" office:value-type="string" calcext:value-type="string">
            <text:p>Fok</text:p>
          </table:table-cell>
          <table:table-cell table:style-name="ce1600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705"/>
          <table:table-cell table:style-name="ce17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62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7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77" office:value-type="string" calcext:value-type="string">
            <text:p>VÉ</text:p>
          </table:table-cell>
          <table:table-cell table:style-name="ce157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580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600" table:content-validation-name="val145" office:value-type="string" calcext:value-type="string">
            <text:p>Fok</text:p>
          </table:table-cell>
          <table:table-cell table:style-name="ce1600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616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616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80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81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81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600" table:content-validation-name="val145" office:value-type="string" calcext:value-type="string">
            <text:p>Fegyver</text:p>
          </table:table-cell>
          <table:table-cell table:style-name="ce1600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635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580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605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605" office:value-type="string" calcext:value-type="string">
            <text:p>Szúró</text:p>
          </table:table-cell>
          <table:table-cell table:style-name="ce1605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635"/>
          <table:table-cell table:style-name="ce1575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7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6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8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1:07:30.6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1:08:41.061000000</dc:date>
    <meta:editing-cycles>290</meta:editing-cycles>
    <meta:editing-duration>P1DT11H43M46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